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drawing>
      <draw:page draw:name="page1" draw:style-name="dp1" draw:master-page-name="標準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createOOoCalcComp?language=Basic&amp;location=application" xlink:type="simple"/>
              </office:event-listeners>
            </form:button>
            <form:button form:name="PushButton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SetDialog?language=Basic&amp;location=application" xlink:type="simple"/>
              </office:event-listeners>
            </form:button>
            <form:textarea form:name="SaveTextBox" form:control-implementation="ooo:com.sun.star.form.component.TextField" xml:id="control3" form:id="control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Rate" form:control-implementation="ooo:com.sun.star.form.component.TextField" xml:id="control4" form:id="control4" form:current-value="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Button1" form:control-implementation="ooo:com.sun.star.form.component.CommandButton" xml:id="control5" form:id="control5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SetRate?language=Basic&amp;location=application" xlink:type="simple"/>
              </office:event-listeners>
            </form:button>
          </form:form>
        </office:forms>
        <draw:control draw:style-name="standard" draw:text-style-name="P1" draw:layer="layout" svg:width="3.5cm" svg:height="1cm" svg:x="14.5cm" svg:y="11cm" draw:control="control1"/>
        <draw:control draw:style-name="standard" draw:text-style-name="P1" draw:layer="layout" svg:width="3.5cm" svg:height="1cm" svg:x="14.5cm" svg:y="12.2cm" draw:control="control2"/>
        <draw:control draw:style-name="standard" draw:text-style-name="P2" draw:layer="layout" svg:width="3.5cm" svg:height="1.5cm" svg:x="14.5cm" svg:y="16cm" draw:control="control3"/>
        <draw:control draw:style-name="standard" draw:text-style-name="P2" draw:layer="layout" svg:width="3.5cm" svg:height="1cm" svg:x="14.5cm" svg:y="18cm" draw:control="control4"/>
        <draw:control draw:style-name="standard" draw:text-style-name="P1" draw:layer="layout" svg:width="3.5cm" svg:height="1cm" svg:x="14.5cm" svg:y="19.5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7T04:10:50.20</meta:creation-date>
    <dc:date>2014-08-14T04:41:55.36</dc:date>
    <meta:editing-duration>PT10H10M47S</meta:editing-duration>
    <meta:editing-cycles>17</meta:editing-cycles>
    <meta:generator>OpenOffice.org/3.4.1$Win32 OpenOffice.org_project/341m1$Build-9593</meta:generator>
    <meta:document-statistic meta:object-count="5"/>
  </office:meta>
</office:document-meta>
</file>